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498cm" fo:min-width="8.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2.8cm" loext:decorative="false"/>
    </style:style>
    <style:style style:name="gr3" style:family="graphic" style:parent-style-name="standard">
      <style:graphic-properties draw:textarea-horizontal-align="left" draw:textarea-vertical-align="middle" draw:auto-grow-height="false" fo:min-height="1.5cm" fo:min-width="8.8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textarea-vertical-align="middle" loext:decorative="false"/>
      <style:paragraph-properties style:writing-mode="lr-tb"/>
    </style:style>
    <style:style style:name="gr6" style:family="graphic" style:parent-style-name="standard">
      <style:graphic-properties svg:stroke-width="0.141cm" draw:marker-start-width="0.416cm" draw:marker-end-width="0.416cm" draw:textarea-vertical-align="middle" fo:padding-top="0.045cm" fo:padding-bottom="0.045cm" fo:padding-left="0.145cm" fo:padding-right="0.14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2cm" fo:min-width="1.8cm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left" draw:textarea-vertical-align="middle" draw:auto-grow-height="false" fo:min-height="1cm" fo:min-width="6.3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0.8cm" loext:decorative="false"/>
      <style:paragraph-properties style:writing-mode="lr-tb"/>
    </style:style>
    <style:style style:name="gr10" style:family="graphic" style:parent-style-name="standard" style:list-style-name="L1">
      <style:graphic-properties draw:textarea-horizontal-align="center" draw:textarea-vertical-align="middle" draw:auto-grow-height="false" fo:min-height="1cm" fo:min-width="0.79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cm" loext:decorative="false"/>
      <style:paragraph-properties style:writing-mode="lr-tb"/>
    </style:style>
    <style:style style:name="gr12" style:family="graphic" style:parent-style-name="standard" style:list-style-name="L1">
      <style:graphic-properties draw:textarea-horizontal-align="left" draw:textarea-vertical-align="middle" draw:auto-grow-height="false" fo:min-height="1cm" fo:min-width="3.8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cm" fo:min-width="8.8cm" loext:decorative="false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1cm" fo:min-width="0.799cm" loext:decorative="false"/>
    </style:style>
    <style:style style:name="gr16" style:family="graphic" style:parent-style-name="objectwithoutfill">
      <style:graphic-properties svg:stroke-color="#ffffff" draw:marker-start="" draw:fill="solid" draw:fill-color="#000000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cm" fo:min-width="0.798cm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995cm" fo:min-width="0.799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95cm" fo:min-width="0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8.5cm" fo:min-width="8.8cm" loext:decorative="false"/>
      <style:paragraph-properties style:writing-mode="lr-tb"/>
    </style:style>
    <style:style style:name="gr23" style:family="graphic" style:parent-style-name="standard" style:list-style-name="L1">
      <style:graphic-properties draw:textarea-horizontal-align="left" draw:textarea-vertical-align="middle" draw:auto-grow-height="false" fo:min-height="1cm" fo:min-width="3.8cm" loext:decorative="false"/>
      <style:paragraph-properties style:writing-mode="lr-tb"/>
    </style:style>
    <style:style style:name="gr24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cm" fo:min-width="3.8cm" loext:decorative="false"/>
      <style:paragraph-properties style:writing-mode="lr-tb"/>
    </style:style>
    <style:style style:name="gr26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.354cm" fo:min-width="0.154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cm" loext:decorative="false"/>
      <style:paragraph-properties style:writing-mode="lr-tb"/>
    </style:style>
    <style:style style:name="gr28" style:family="graphic" style:parent-style-name="standard">
      <style:graphic-properties draw:textarea-horizontal-align="left" draw:textarea-vertical-align="middle" draw:auto-grow-height="false" fo:min-height="2cm" fo:min-width="8.8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08cm" fo:min-width="0.508cm" loext:decorative="false"/>
      <style:paragraph-properties style:writing-mode="lr-tb"/>
    </style:style>
    <style:style style:name="gr30" style:family="graphic" style:parent-style-name="standard">
      <style:graphic-properties draw:textarea-horizontal-align="left" draw:textarea-vertical-align="middle" draw:auto-grow-height="false" fo:min-height="1.5cm" fo:min-width="8.801cm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54cm" fo:min-width="1.154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.354cm" fo:min-width="0.154cm" loext:decorative="false"/>
    </style:style>
    <style:style style:name="gr33" style:family="graphic" style:parent-style-name="standard" style:list-style-name="L1">
      <style:graphic-properties draw:textarea-horizontal-align="left" draw:textarea-vertical-align="middle" draw:auto-grow-height="false" fo:min-height="1.5cm" fo:min-width="8.8cm" loext:decorative="false"/>
      <style:paragraph-properties style:writing-mode="lr-tb"/>
    </style:style>
    <style:style style:name="gr34" style:family="graphic" style:parent-style-name="standard" style:list-style-name="L1">
      <style:graphic-properties draw:textarea-horizontal-align="left" draw:textarea-vertical-align="middle" draw:auto-grow-height="false" fo:min-height="1.5cm" fo:min-width="8.8cm" loext:decorative="false"/>
      <style:paragraph-properties style:writing-mode="lr-tb"/>
    </style:style>
    <style:style style:name="P1" style:family="paragraph">
      <style:paragraph-properties fo:text-align="center"/>
      <style:text-properties fo:font-size="2.29999995231628pt"/>
    </style:style>
    <style:style style:name="P2" style:family="paragraph">
      <style:paragraph-properties fo:text-align="center"/>
    </style:style>
    <style:style style:name="P3" style:family="paragraph">
      <style:paragraph-properties fo:margin-left="0.4cm" fo:margin-right="0cm" fo:text-align="start" fo:text-indent="0cm"/>
      <style:text-properties fo:font-size="12pt" style:font-size-asian="16pt" style:font-size-complex="16pt"/>
    </style:style>
    <style:style style:name="P4" style:family="paragraph">
      <style:paragraph-properties fo:margin-left="0.2cm" fo:margin-right="0cm" fo:text-align="start" fo:text-indent="0cm"/>
      <style:text-properties fo:font-size="12pt" style:font-size-asian="16pt" style:font-size-complex="16pt"/>
    </style:style>
    <style:style style:name="P5" style:family="paragraph">
      <style:paragraph-properties fo:margin-left="0.1cm" fo:margin-right="0.1cm" fo:text-indent="0cm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top="0.42cm" fo:margin-bottom="0.35cm" fo:text-align="center"/>
      <style:text-properties fo:font-size="20pt" style:font-size-asian="12pt" style:font-size-complex="12pt"/>
    </style:style>
    <style:style style:name="P8" style:family="paragraph">
      <style:paragraph-properties fo:margin-left="0.1cm" fo:margin-right="0cm" fo:margin-top="0.42cm" fo:margin-bottom="0.35cm" fo:line-height="100%" fo:text-align="start" fo:text-indent="0cm"/>
      <style:text-properties fo:font-size="12pt" style:font-size-asian="8pt" style:font-size-complex="8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2pt" fo:letter-spacing="-0.014cm"/>
    </style:style>
    <style:style style:name="P11" style:family="paragraph">
      <style:paragraph-properties fo:margin-top="0.42cm" fo:margin-bottom="0.35cm" fo:text-align="center"/>
      <style:text-properties fo:font-size="12pt" fo:letter-spacing="-0.014cm" style:font-size-asian="7pt" style:font-size-complex="7pt"/>
    </style:style>
    <style:style style:name="P12" style:family="paragraph">
      <style:paragraph-properties fo:margin-left="0cm" fo:margin-right="0cm" fo:margin-top="0.42cm" fo:margin-bottom="0.35cm" fo:line-height="100%" fo:text-align="center" fo:text-indent="0cm"/>
      <style:text-properties fo:font-size="12pt" style:font-size-asian="5pt" style:font-size-complex="5pt"/>
    </style:style>
    <style:style style:name="P13" style:family="paragraph">
      <style:paragraph-properties fo:text-align="start"/>
      <style:text-properties fo:font-size="12pt" style:font-size-asian="6pt" style:font-size-complex="6pt"/>
    </style:style>
    <style:style style:name="P14" style:family="paragraph">
      <loext:graphic-properties draw:fill="none" draw:fill-color="#ffffff"/>
      <style:paragraph-properties fo:text-align="start"/>
      <style:text-properties fo:font-size="12pt" style:font-size-asian="6pt" style:font-size-complex="6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fo:font-size="10pt"/>
    </style:style>
    <style:style style:name="P19" style:family="paragraph">
      <loext:graphic-properties draw:fill="none" draw:fill-color="#ffffff"/>
      <style:paragraph-properties fo:text-align="center"/>
      <style:text-properties fo:font-size="10pt"/>
    </style:style>
    <style:style style:name="P20" style:family="paragraph">
      <style:paragraph-properties fo:text-align="center"/>
      <style:text-properties fo:font-size="2pt"/>
    </style:style>
    <style:style style:name="P21" style:family="paragraph">
      <style:paragraph-properties fo:margin-left="0.4cm" fo:margin-right="0cm" fo:text-align="start" fo:text-indent="0cm"/>
      <style:text-properties fo:font-size="12pt" style:font-size-asian="12pt" style:font-size-complex="12pt"/>
    </style:style>
    <style:style style:name="P22" style:family="paragraph">
      <style:paragraph-properties fo:margin-left="0.2cm" fo:margin-right="0cm" fo:text-align="start" fo:text-indent="0cm"/>
      <style:text-properties fo:font-size="12pt" style:font-size-asian="12pt" style:font-size-complex="12pt"/>
    </style:style>
    <style:style style:name="P23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24" style:family="paragraph">
      <loext:graphic-properties draw:fill="none"/>
      <style:text-properties fo:font-size="4.90000009536743pt" style:font-size-asian="14pt" style:font-size-complex="14pt"/>
    </style:style>
    <style:style style:name="P25" style:family="paragraph">
      <loext:graphic-properties draw:fill="none"/>
      <style:paragraph-properties fo:text-align="center"/>
      <style:text-properties fo:font-size="72pt" style:font-size-asian="72pt" style:font-size-complex="72pt"/>
    </style:style>
    <style:style style:name="P26" style:family="paragraph">
      <style:paragraph-properties fo:text-align="start"/>
      <style:text-properties fo:font-size="8pt" style:font-size-asian="5pt" style:font-size-complex="5pt"/>
    </style:style>
    <style:style style:name="P27" style:family="paragraph">
      <loext:graphic-properties draw:fill="none" draw:fill-color="#ffffff"/>
      <style:paragraph-properties fo:text-align="start"/>
      <style:text-properties fo:font-size="8pt" style:font-size-asian="5pt" style:font-size-complex="5pt"/>
    </style:style>
    <style:style style:name="P28" style:family="paragraph">
      <style:paragraph-properties fo:margin-left="1.8cm" fo:margin-right="0.1cm" fo:margin-top="0cm" fo:margin-bottom="0cm" fo:text-align="start" fo:text-indent="0cm"/>
      <style:text-properties fo:font-size="12pt"/>
    </style:style>
    <style:style style:name="P29" style:family="paragraph">
      <style:paragraph-properties fo:margin-left="0.8cm" fo:margin-right="0.1cm" fo:margin-top="0cm" fo:margin-bottom="0cm" fo:text-align="start" fo:text-indent="0cm"/>
      <style:text-properties fo:font-size="12pt"/>
    </style:style>
    <style:style style:name="P30" style:family="paragraph">
      <style:paragraph-properties fo:text-align="center"/>
      <style:text-properties fo:font-size="16pt"/>
    </style:style>
    <style:style style:name="P31" style:family="paragraph">
      <style:paragraph-properties fo:margin-left="0.1cm" fo:margin-right="0.1cm" fo:text-align="start" fo:text-indent="0cm"/>
      <style:text-properties fo:font-size="8pt"/>
    </style:style>
    <style:style style:name="P32" style:family="paragraph">
      <style:paragraph-properties fo:margin-left="0.1cm" fo:margin-right="0cm" fo:text-align="start" fo:text-indent="0cm"/>
      <style:text-properties fo:font-size="8pt"/>
    </style:style>
    <style:style style:name="P33" style:family="paragraph">
      <style:paragraph-properties fo:margin-left="0.2cm" fo:margin-right="0cm" fo:margin-top="0.1cm" fo:margin-bottom="0cm" fo:line-height="100%" fo:text-align="start" fo:text-indent="0cm"/>
      <style:text-properties fo:font-size="8pt"/>
    </style:style>
    <style:style style:name="P34" style:family="paragraph">
      <style:paragraph-properties fo:margin-left="0.2cm" fo:margin-right="0cm" fo:margin-top="0.1cm" fo:margin-bottom="0cm" fo:text-align="start" fo:text-indent="0cm"/>
      <style:text-properties fo:font-size="8pt"/>
    </style:style>
    <style:style style:name="P35" style:family="paragraph">
      <style:paragraph-properties fo:margin-left="0.2cm" fo:margin-right="0cm" fo:margin-top="0.1cm" fo:margin-bottom="0cm" fo:text-align="start" fo:text-indent="0cm"/>
      <style:text-properties fo:font-size="11.3999996185303pt" style:font-size-asian="10pt" style:font-size-complex="10pt"/>
    </style:style>
    <style:style style:name="P36" style:family="paragraph">
      <style:paragraph-properties fo:margin-left="0.2cm" fo:margin-right="0cm" fo:margin-top="0.1cm" fo:margin-bottom="0cm" fo:line-height="100%" fo:text-align="start" fo:text-indent="0cm"/>
      <style:text-properties fo:font-size="12pt"/>
    </style:style>
    <style:style style:name="P37" style:family="paragraph">
      <style:paragraph-properties fo:margin-left="0.1cm" fo:margin-right="0cm" fo:margin-top="0.1cm" fo:margin-bottom="0cm" fo:line-height="100%" fo:text-align="start" fo:text-indent="0cm"/>
      <style:text-properties fo:font-size="12pt"/>
    </style:style>
    <style:style style:name="P38" style:family="paragraph">
      <style:paragraph-properties fo:margin-left="0.2cm" fo:margin-right="0cm" fo:margin-top="0.1cm" fo:margin-bottom="0cm" fo:text-align="start" fo:text-indent="0cm"/>
      <style:text-properties fo:font-size="12pt"/>
    </style:style>
    <style:style style:name="P39" style:family="paragraph">
      <style:paragraph-properties fo:margin-left="0.1cm" fo:margin-right="0cm" fo:margin-top="0.1cm" fo:margin-bottom="0cm" fo:text-align="start" fo:text-indent="0cm"/>
      <style:text-properties fo:font-size="12pt"/>
    </style:style>
    <style:style style:name="P40" style:family="paragraph">
      <style:paragraph-properties fo:margin-left="0.2cm" fo:margin-right="0cm" fo:margin-top="0.1cm" fo:margin-bottom="0cm" fo:text-align="start" fo:text-indent="0cm"/>
      <style:text-properties fo:font-size="12pt" style:font-size-asian="10pt" style:font-size-complex="10pt"/>
    </style:style>
    <style:style style:name="P41" style:family="paragraph">
      <style:paragraph-properties fo:margin-left="0.1cm" fo:margin-right="0cm" fo:margin-top="0.1cm" fo:margin-bottom="0cm" fo:text-align="start" fo:text-indent="0cm"/>
      <style:text-properties fo:font-size="12pt" style:font-size-asian="10pt" style:font-size-complex="10pt"/>
    </style:style>
    <style:style style:name="T1" style:family="text">
      <style:text-properties style:font-size-asian="16pt" style:font-size-complex="1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bold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size-asian="7pt" style:font-size-complex="7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bold" style:letter-kerning="true" style:font-name-asian="Noto Sans CJK SC" style:font-size-asian="5pt" style:font-style-asian="normal" style:font-weight-asian="normal" style:font-name-complex="Noto Sans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size-asian="6pt" style:font-size-complex="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position="sub 58%" fo:font-size="12pt" style:font-size-asian="12pt" style:font-size-complex="12pt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size-asian="7pt" style:font-size-complex="7pt"/>
    </style:style>
    <style:style style:name="T14" style:family="text">
      <style:text-properties style:font-size-asian="5pt" style:font-size-complex="5pt"/>
    </style:style>
    <style:style style:name="T15" style:family="text">
      <style:text-properties style:use-window-font-color="true" loext:opacity="0%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999999" loext:opacity="100%" fo:font-size="8pt" style:font-size-asian="8pt" style:font-size-complex="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bold" style:letter-kerning="true" style:font-name-asian="Noto Sans CJK SC" style:font-size-asian="6.5pt" style:font-style-asian="normal" style:font-weight-asian="normal" style:font-name-complex="Noto Sans Devanagari" style:font-size-complex="6.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size-asian="6.5pt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8.498cm" svg:x="0cm" svg:y="0.00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3cm" svg:x="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cm" svg:height="1.5cm" svg:x="0cm" svg:y="0cm">
          <text:p text:style-name="P3"><text:span text:style-name="T1">M</text:span><text:span text:style-name="T1">e</text:span><text:span text:style-name="T1">t</text:span><text:span text:style-name="T1">r</text:span><text:span text:style-name="T1">o</text:span><text:span text:style-name="T1">n</text:span><text:span text:style-name="T1">o</text:span><text:span text:style-name="T1">m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ellipse draw:style-name="gr5" draw:text-style-name="P6" draw:layer="layout" svg:width="4.978cm" svg:height="5cm" svg:x="2.022cm" svg:y="7cm" draw:kind="arc" draw:start-angle="225" draw:end-angle="180">
            <text:p text:style-name="P5"><text:span text:style-name="T2">4</text:span><text:span text:style-name="T2">2</text:span></text:p>
            <text:p text:style-name="P5"><text:span text:style-name="T3">B</text:span><text:span text:style-name="T3">P</text:span><text:span text:style-name="T3">M</text:span></text:p>
          </draw:ellipse>
          <draw:ellipse draw:style-name="gr6" draw:layer="layout" svg:width="4.98cm" svg:height="5cm" draw:transform="rotate (-3.14159265358979) translate (6.98cm 12cm)" draw:kind="arc" draw:start-angle="254.99" draw:end-angle="0">
            <text:p/>
          </draw:ellipse>
        </draw:g>
        <draw:custom-shape draw:style-name="gr7" draw:text-style-name="P7" draw:layer="layout" svg:width="2cm" svg:height="2cm" svg:x="6.5cm" svg:y="13.5cm">
          <text:p text:style-name="P7"><text:span text:style-name="T4">▶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6.5cm" svg:height="1cm" svg:x="0.5cm" svg:y="2cm">
          <text:p text:style-name="P8"><text:span text:style-name="T5">Unnamed </text:span><text:span text:style-name="T5">Preset #1</text:span><text:span text:style-name="T5"><text:tab/></text:span><text:span text:style-name="T5"> </text:span><text:span text:style-name="T5"><text:s text:c="5"/></text:span><text:span text:style-name="T6">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cm" svg:height="1cm" svg:x="7.5cm" svg:y="2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1cm" svg:x="0.5cm" svg:y="8cm">
          <text:p text:style-name="P10">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cm" svg:height="1cm" svg:x="0.5cm" svg:y="10cm">
          <text:p text:style-name="P11"><text:span text:style-name="T7">x</text:span><text:span text:style-name="T7">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1cm" svg:x="7.5cm" svg:y="8cm">
          <text:p text:style-name="P10">+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1cm" svg:x="7.5cm" svg:y="10cm">
          <text:p text:style-name="P10">x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996cm" svg:height="1cm" svg:x="6.5cm" svg:y="3.5cm">
          <text:p text:style-name="P12"><text:span text:style-name="T8">1</text:span><text:span text:style-name="T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4" draw:layer="layout" svg:width="4cm" svg:height="1cm" svg:x="0.5cm" svg:y="3.5cm">
          <draw:text-box>
            <text:p text:style-name="P13"><text:span text:style-name="T9">A</text:span><text:span text:style-name="T9">cc</text:span><text:span text:style-name="T9">en</text:span><text:span text:style-name="T9">t </text:span><text:span text:style-name="T9">be</text:span><text:span text:style-name="T9">at</text:span></text:p>
          </draw:text-box>
        </draw:frame>
        <draw:frame draw:style-name="gr11" draw:text-style-name="P14" draw:layer="layout" svg:width="3.997cm" svg:height="1cm" svg:x="0.503cm" svg:y="5cm">
          <draw:text-box>
            <text:p text:style-name="P13"><text:span text:style-name="T9">S</text:span><text:span text:style-name="T9">o</text:span><text:span text:style-name="T9">u</text:span><text:span text:style-name="T9">n</text:span><text:span text:style-name="T9">d</text:span></text:p>
          </draw:text-box>
        </draw:frame>
        <draw:custom-shape draw:style-name="gr12" draw:text-style-name="P8" draw:layer="layout" svg:width="4cm" svg:height="1cm" svg:x="4.5cm" svg:y="5cm">
          <text:p text:style-name="P8"><text:span text:style-name="T5">C</text:span><text:span text:style-name="T5">l</text:span><text:span text:style-name="T5">i</text:span><text:span text:style-name="T5">c</text:span><text:span text:style-name="T5">k</text:span><text:span text:style-name="T5"> <text:s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/></text:span><text:span text:style-name="T6">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cm" svg:height="1cm" svg:x="7.5cm" svg:y="3.5cm">
          <text:p text:style-name="P15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5" draw:layer="layout" svg:width="1cm" svg:height="1cm" svg:x="5.5cm" svg:y="3.5cm">
          <text:p text:style-name="P15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cm" svg:height="2.5cm" svg:x="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4">
          <draw:custom-shape draw:style-name="gr15" draw:text-style-name="P16" draw:layer="layout" svg:width="0.999cm" svg:height="1cm" svg:x="1cm" svg:y="16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6" draw:layer="layout" svg:x1="1cm" svg:y1="16.502cm" svg:x2="2cm" svg:y2="17.501cm">
            <text:p/>
          </draw:line>
          <draw:line draw:style-name="gr16" draw:text-style-name="P16" draw:layer="layout" svg:x1="2cm" svg:y1="16.502cm" svg:x2="1cm" svg:y2="17.501cm">
            <text:p/>
          </draw:line>
        </draw:g>
        <draw:g draw:style-name="gr14">
          <draw:custom-shape draw:style-name="gr17" draw:text-style-name="P2" draw:layer="layout" svg:width="0.998cm" svg:height="1cm" svg:x="4.001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7" draw:layer="layout" svg:x1="4.001cm" svg:y1="16.501cm" svg:x2="5cm" svg:y2="17.5cm">
            <text:p/>
          </draw:line>
          <draw:line draw:style-name="gr18" draw:text-style-name="P17" draw:layer="layout" svg:x1="5cm" svg:y1="16.501cm" svg:x2="4.001cm" svg:y2="17.5cm">
            <text:p/>
          </draw:line>
        </draw:g>
        <draw:g draw:style-name="gr14">
          <draw:custom-shape draw:style-name="gr19" draw:text-style-name="P2" draw:layer="layout" svg:width="0.999cm" svg:height="0.995cm" svg:x="7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7" draw:layer="layout" svg:x1="7.001cm" svg:y1="16.501cm" svg:x2="8.001cm" svg:y2="17.495cm">
            <text:p/>
          </draw:line>
          <draw:line draw:style-name="gr18" draw:text-style-name="P17" draw:layer="layout" svg:x1="8.001cm" svg:y1="16.501cm" svg:x2="7.001cm" svg:y2="17.495cm">
            <text:p/>
          </draw:line>
        </draw:g>
        <draw:frame draw:style-name="gr20" draw:text-style-name="P19" draw:layer="layout" svg:width="3cm" svg:height="1cm" svg:x="0cm" svg:y="17.5cm">
          <draw:text-box>
            <text:p text:style-name="P18">Metronome</text:p>
          </draw:text-box>
        </draw:frame>
        <draw:frame draw:style-name="gr21" draw:text-style-name="P19" draw:layer="layout" svg:width="3cm" svg:height="0.995cm" svg:x="3cm" svg:y="17.505cm">
          <draw:text-box>
            <text:p text:style-name="P18">Tuner</text:p>
          </draw:text-box>
        </draw:frame>
        <draw:frame draw:style-name="gr20" draw:text-style-name="P19" draw:layer="layout" svg:width="3cm" svg:height="1cm" svg:x="6cm" svg:y="17.5cm">
          <draw:text-box>
            <text:p text:style-name="P18">Settings</text:p>
          </draw:text-box>
        </draw:frame>
      </draw:page>
      <draw:page draw:name="tuner_screen" draw:style-name="dp1" draw:master-page-name="Default">
        <draw:custom-shape draw:style-name="gr22" draw:text-style-name="P20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2" draw:layer="layout" svg:width="9cm" svg:height="1.5cm" svg:x="0cm" svg:y="0cm">
          <text:p text:style-name="P21"><text:span text:style-name="T3">T</text:span><text:span text:style-name="T3">u</text:span><text:span text:style-name="T3">n</text:span><text:span text:style-name="T3">e</text:span><text:span text:style-name="T3">r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4cm" svg:height="1cm" svg:x="0.5cm" svg:y="3.5cm">
          <draw:text-box>
            <text:p text:style-name="P13"><text:span text:style-name="T9">V</text:span><text:span text:style-name="T9">ol</text:span><text:span text:style-name="T9">u</text:span><text:span text:style-name="T9">m</text:span><text:span text:style-name="T9">e</text:span></text:p>
          </draw:text-box>
        </draw:frame>
        <draw:custom-shape draw:style-name="gr13" draw:text-style-name="P2" draw:layer="layout" svg:width="9cm" svg:height="2.5cm" svg:x="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4">
          <draw:custom-shape draw:style-name="gr15" draw:text-style-name="P16" draw:layer="layout" svg:width="0.999cm" svg:height="1cm" svg:x="4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6" draw:layer="layout" svg:x1="4cm" svg:y1="16.501cm" svg:x2="5cm" svg:y2="17.5cm">
            <text:p/>
          </draw:line>
          <draw:line draw:style-name="gr16" draw:text-style-name="P16" draw:layer="layout" svg:x1="5cm" svg:y1="16.501cm" svg:x2="4cm" svg:y2="17.5cm">
            <text:p/>
          </draw:line>
        </draw:g>
        <draw:g draw:style-name="gr14">
          <draw:custom-shape draw:style-name="gr19" draw:text-style-name="P2" draw:layer="layout" svg:width="0.999cm" svg:height="0.995cm" svg:x="7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7" draw:layer="layout" svg:x1="7.001cm" svg:y1="16.501cm" svg:x2="8.001cm" svg:y2="17.495cm">
            <text:p/>
          </draw:line>
          <draw:line draw:style-name="gr18" draw:text-style-name="P17" draw:layer="layout" svg:x1="8.001cm" svg:y1="16.501cm" svg:x2="7.001cm" svg:y2="17.495cm">
            <text:p/>
          </draw:line>
        </draw:g>
        <draw:frame draw:style-name="gr20" draw:text-style-name="P19" draw:layer="layout" svg:width="3cm" svg:height="1cm" svg:x="0cm" svg:y="17.5cm">
          <draw:text-box>
            <text:p text:style-name="P18">Metronome</text:p>
          </draw:text-box>
        </draw:frame>
        <draw:frame draw:style-name="gr21" draw:text-style-name="P19" draw:layer="layout" svg:width="3cm" svg:height="0.995cm" svg:x="3cm" svg:y="17.505cm">
          <draw:text-box>
            <text:p text:style-name="P18">Tuner</text:p>
          </draw:text-box>
        </draw:frame>
        <draw:frame draw:style-name="gr20" draw:text-style-name="P19" draw:layer="layout" svg:width="3cm" svg:height="1cm" svg:x="6cm" svg:y="17.5cm">
          <draw:text-box>
            <text:p text:style-name="P18">Settings</text:p>
          </draw:text-box>
        </draw:frame>
        <draw:g draw:style-name="gr14">
          <draw:custom-shape draw:style-name="gr17" draw:text-style-name="P2" draw:layer="layout" svg:width="0.998cm" svg:height="1cm" svg:x="1.001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7" draw:layer="layout" svg:x1="1.001cm" svg:y1="16.501cm" svg:x2="2cm" svg:y2="17.5cm">
            <text:p/>
          </draw:line>
          <draw:line draw:style-name="gr18" draw:text-style-name="P17" draw:layer="layout" svg:x1="2cm" svg:y1="16.501cm" svg:x2="1.001cm" svg:y2="17.5cm">
            <text:p/>
          </draw:line>
        </draw:g>
        <draw:custom-shape draw:style-name="gr7" draw:text-style-name="P23" draw:layer="layout" svg:width="2cm" svg:height="2cm" svg:x="6.5cm" svg:y="13.5cm">
          <text:p text:style-name="P23"><text:span text:style-name="T10">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ellipse draw:style-name="gr5" draw:text-style-name="P6" draw:layer="layout" svg:width="4.978cm" svg:height="5cm" svg:x="2.022cm" svg:y="7cm" draw:kind="arc" draw:start-angle="225" draw:end-angle="180">
            <text:p text:style-name="P5"><text:span text:style-name="T3">C</text:span><text:span text:style-name="T3">#</text:span><text:span text:style-name="T11">4</text:span><text:span text:style-name="T2"><text:line-break/></text:span><text:span text:style-name="T2">2</text:span><text:span text:style-name="T2">7</text:span><text:span text:style-name="T2">7</text:span><text:span text:style-name="T2">.</text:span><text:span text:style-name="T2">2</text:span></text:p>
            <text:p text:style-name="P5"><text:span text:style-name="T3">H</text:span><text:span text:style-name="T3">z</text:span></text:p>
          </draw:ellipse>
          <draw:ellipse draw:style-name="gr6" draw:layer="layout" svg:width="4.98cm" svg:height="5cm" draw:transform="rotate (-3.14159265358979) translate (6.98cm 12cm)" draw:kind="arc" draw:start-angle="254.99" draw:end-angle="0">
            <text:p/>
          </draw:ellipse>
        </draw:g>
        <draw:custom-shape draw:style-name="gr9" draw:text-style-name="P10" draw:layer="layout" svg:width="1cm" svg:height="1cm" svg:x="0.5cm" svg:y="8cm">
          <text:p text:style-name="P10">C<text:span text:style-name="T1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cm" svg:height="1cm" svg:x="0.5cm" svg:y="10cm">
          <text:p text:style-name="P11"><text:span text:style-name="T7">C#</text:span><text:span text:style-name="T1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1cm" svg:x="7.5cm" svg:y="8cm">
          <text:p text:style-name="P10">D<text:span text:style-name="T1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cm" svg:height="1cm" svg:x="7.5cm" svg:y="10cm">
          <text:p text:style-name="P10">C#<text:span text:style-name="T1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4" draw:layer="layout" svg:width="4cm" svg:height="1cm" svg:x="0.5cm" svg:y="2cm">
          <draw:text-box>
            <text:p text:style-name="P13"><text:span text:style-name="T9">W</text:span><text:span text:style-name="T9">av</text:span><text:span text:style-name="T9">e </text:span><text:span text:style-name="T9">ty</text:span><text:span text:style-name="T9">pe</text:span></text:p>
          </draw:text-box>
        </draw:frame>
        <draw:custom-shape draw:style-name="gr23" draw:text-style-name="P8" draw:layer="layout" svg:width="4cm" svg:height="1cm" svg:x="4.5cm" svg:y="2cm">
          <text:p text:style-name="P8"><text:span text:style-name="T5">S</text:span><text:span text:style-name="T5">i</text:span><text:span text:style-name="T5">n</text:span><text:span text:style-name="T5">e 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/></text:span><text:span text:style-name="T6">▼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4">
          <draw:line draw:style-name="gr24" draw:text-style-name="P24" draw:layer="layout" svg:x1="4.5cm" svg:y1="4cm" svg:x2="8.5cm" svg:y2="4cm">
            <text:p/>
          </draw:line>
          <draw:custom-shape draw:style-name="gr25" draw:text-style-name="P25" draw:layer="layout" svg:width="4cm" svg:height="1cm" svg:x="4.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6" draw:layer="layout" svg:width="0.5cm" svg:height="0.5cm" svg:x="5.5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settings_screen" draw:style-name="dp1" draw:master-page-name="Default">
        <draw:custom-shape draw:style-name="gr22" draw:text-style-name="P20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9cm" svg:height="1.5cm" svg:x="0cm" svg:y="0cm">
          <text:p text:style-name="P21"><text:span text:style-name="T3">S</text:span><text:span text:style-name="T3">et</text:span><text:span text:style-name="T3">ti</text:span><text:span text:style-name="T3">n</text:span><text:span text:style-name="T3">g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cm" svg:height="2.5cm" svg:x="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4">
          <draw:custom-shape draw:style-name="gr15" draw:text-style-name="P16" draw:layer="layout" svg:width="0.999cm" svg:height="1cm" svg:x="7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6" draw:layer="layout" svg:x1="7cm" svg:y1="16.501cm" svg:x2="8cm" svg:y2="17.5cm">
            <text:p/>
          </draw:line>
          <draw:line draw:style-name="gr16" draw:text-style-name="P16" draw:layer="layout" svg:x1="8cm" svg:y1="16.501cm" svg:x2="7cm" svg:y2="17.5cm">
            <text:p/>
          </draw:line>
        </draw:g>
        <draw:frame draw:style-name="gr20" draw:text-style-name="P19" draw:layer="layout" svg:width="3cm" svg:height="1cm" svg:x="0cm" svg:y="17.5cm">
          <draw:text-box>
            <text:p text:style-name="P18">Metronome</text:p>
          </draw:text-box>
        </draw:frame>
        <draw:frame draw:style-name="gr21" draw:text-style-name="P19" draw:layer="layout" svg:width="3cm" svg:height="0.995cm" svg:x="3cm" svg:y="17.505cm">
          <draw:text-box>
            <text:p text:style-name="P18">Tuner</text:p>
          </draw:text-box>
        </draw:frame>
        <draw:frame draw:style-name="gr20" draw:text-style-name="P19" draw:layer="layout" svg:width="3cm" svg:height="1cm" svg:x="6cm" svg:y="17.5cm">
          <draw:text-box>
            <text:p text:style-name="P18">Settings</text:p>
          </draw:text-box>
        </draw:frame>
        <draw:g draw:style-name="gr14">
          <draw:custom-shape draw:style-name="gr17" draw:text-style-name="P2" draw:layer="layout" svg:width="0.998cm" svg:height="1cm" svg:x="1.001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7" draw:layer="layout" svg:x1="1.001cm" svg:y1="16.501cm" svg:x2="2cm" svg:y2="17.5cm">
            <text:p/>
          </draw:line>
          <draw:line draw:style-name="gr18" draw:text-style-name="P17" draw:layer="layout" svg:x1="2cm" svg:y1="16.501cm" svg:x2="1.001cm" svg:y2="17.5cm">
            <text:p/>
          </draw:line>
        </draw:g>
        <draw:g draw:style-name="gr14">
          <draw:custom-shape draw:style-name="gr19" draw:text-style-name="P2" draw:layer="layout" svg:width="0.999cm" svg:height="0.995cm" svg:x="4cm" svg:y="16.5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7" draw:layer="layout" svg:x1="4.001cm" svg:y1="16.506cm" svg:x2="5.001cm" svg:y2="17.5cm">
            <text:p/>
          </draw:line>
          <draw:line draw:style-name="gr18" draw:text-style-name="P17" draw:layer="layout" svg:x1="5.001cm" svg:y1="16.506cm" svg:x2="4.001cm" svg:y2="17.5cm">
            <text:p/>
          </draw:line>
        </draw:g>
        <draw:frame draw:style-name="gr27" draw:text-style-name="P27" draw:layer="layout" svg:width="9cm" svg:height="0.5cm" svg:x="0cm" svg:y="1.5cm">
          <draw:text-box>
            <text:p text:style-name="P26"><text:span text:style-name="T14">Ac</text:span><text:span text:style-name="T14">co</text:span><text:span text:style-name="T14">unt</text:span></text:p>
          </draw:text-box>
        </draw:frame>
        <draw:custom-shape draw:style-name="gr28" draw:text-style-name="P29" draw:layer="layout" svg:width="9cm" svg:height="2cm" svg:x="0cm" svg:y="2cm">
          <text:p text:style-name="P28"><text:span text:style-name="T15"><text:a xlink:href="mailto:johndoe@example.com" xlink:type="simple">johndoe@example.com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0" draw:layer="layout" svg:width="1cm" svg:height="1cm" svg:x="0.5cm" svg:y="2.5cm">
          <text:p text:style-name="P30">J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7" draw:text-style-name="P27" draw:layer="layout" svg:width="9cm" svg:height="0.5cm" svg:x="0cm" svg:y="4cm">
          <draw:text-box>
            <text:p text:style-name="P26"><text:span text:style-name="T14">Opt</text:span><text:span text:style-name="T14">ion</text:span><text:span text:style-name="T14">s</text:span></text:p>
          </draw:text-box>
        </draw:frame>
        <draw:custom-shape draw:style-name="gr30" draw:text-style-name="P31" draw:layer="layout" svg:width="9.001cm" svg:height="1.5cm" svg:x="-0.002cm" svg:y="4.5cm">
          <text:p text:style-name="P31">Light theme</text:p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32" draw:layer="layout" svg:width="9cm" svg:height="1.5cm" svg:x="0cm" svg:y="6cm">
          <text:p text:style-name="P32">Presets</text:p>
          <draw:enhanced-geometry svg:viewBox="0 0 21600 21600" draw:type="rectangle" draw:enhanced-path="M 0 0 L 21600 0 21600 21600 0 21600 0 0 Z N"/>
        </draw:custom-shape>
        <draw:custom-shape draw:style-name="gr3" draw:text-style-name="P32" draw:layer="layout" svg:width="9cm" svg:height="1.5cm" svg:x="0cm" svg:y="7.5cm">
          <text:p text:style-name="P32">Custom sounds</text:p>
          <draw:enhanced-geometry svg:viewBox="0 0 21600 21600" draw:type="rectangle" draw:enhanced-path="M 0 0 L 21600 0 21600 21600 0 21600 0 0 Z N"/>
        </draw:custom-shape>
        <draw:g draw:style-name="gr14">
          <draw:custom-shape draw:style-name="gr19" draw:text-style-name="P2" draw:layer="layout" svg:width="0.999cm" svg:height="0.995cm" svg:x="7.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7" draw:layer="layout" svg:x1="7.501cm" svg:y1="2.501cm" svg:x2="8.501cm" svg:y2="3.495cm">
            <text:p/>
          </draw:line>
          <draw:line draw:style-name="gr18" draw:text-style-name="P17" draw:layer="layout" svg:x1="8.501cm" svg:y1="2.501cm" svg:x2="7.501cm" svg:y2="3.495cm">
            <text:p/>
          </draw:line>
        </draw:g>
        <draw:g draw:style-name="gr14">
          <draw:g draw:style-name="gr14">
            <draw:custom-shape draw:style-name="gr31" draw:text-style-name="P2" draw:layer="layout" svg:width="1.5cm" svg:height="0.5cm" svg:x="7cm" svg:y="5cm">
              <text:p/>
  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  </draw:custom-shape>
            <draw:custom-shape draw:style-name="gr32" draw:text-style-name="P2" draw:layer="layout" svg:width="0.5cm" svg:height="0.5cm" svg:x="7cm" svg:y="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  <draw:page draw:name="custom_sounds_screen" draw:style-name="dp1" draw:master-page-name="Default">
        <draw:custom-shape draw:style-name="gr22" draw:text-style-name="P20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9cm" svg:height="1.5cm" svg:x="0cm" svg:y="0cm">
          <text:p text:style-name="P21"><text:span text:style-name="T16">⭠</text:span><text:span text:style-name="T16"> </text:span><text:span text:style-name="T16"><text:s/></text:span><text:span text:style-name="T16"><text:s/></text:span><text:span text:style-name="T3">P</text:span><text:span text:style-name="T3">r</text:span><text:span text:style-name="T3">e</text:span><text:span text:style-name="T3">s</text:span><text:span text:style-name="T3">e</text:span><text:span text:style-name="T3">t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9cm" svg:height="1.5cm" svg:x="0cm" svg:y="1.5cm">
          <text:p text:style-name="P33"><text:span text:style-name="T17">Ne</text:span><text:span text:style-name="T17">ver </text:span><text:span text:style-name="T17">Go</text:span><text:span text:style-name="T17">nn</text:span><text:span text:style-name="T17">a </text:span><text:span text:style-name="T17">Giv</text:span><text:span text:style-name="T17">e </text:span><text:span text:style-name="T17">Yo</text:span><text:span text:style-name="T17">u </text:span><text:span text:style-name="T17">Up</text:span></text:p>
          <text:p text:style-name="P34"><text:span text:style-name="T18">113 </text:span><text:span text:style-name="T18">BPM, </text:span><text:span text:style-name="T18">Acce</text:span><text:span text:style-name="T18">nt </text:span><text:span text:style-name="T18">ever</text:span><text:span text:style-name="T18">y 4 </text:span><text:span text:style-name="T18">beat</text:span><text:span text:style-name="T18">s, </text:span><text:span text:style-name="T18">Click </text:span><text:span text:style-name="T18">soun</text:span><text:span text:style-name="T18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4" draw:layer="layout" svg:width="9cm" svg:height="1.5cm" svg:x="0cm" svg:y="4.5cm">
          <text:p text:style-name="P34"><text:span text:style-name="T3">Ru</text:span><text:span text:style-name="T3">de </text:span><text:span text:style-name="T3">Bu</text:span><text:span text:style-name="T3">ster</text:span></text:p>
          <text:p text:style-name="P34"><text:span text:style-name="T18">140 </text:span><text:span text:style-name="T18">BPM, </text:span><text:span text:style-name="T18">Acce</text:span><text:span text:style-name="T18">nt </text:span><text:span text:style-name="T18">every </text:span><text:span text:style-name="T18">4 </text:span><text:span text:style-name="T18">beats</text:span><text:span text:style-name="T18">, 8-bit </text:span><text:span text:style-name="T18">soun</text:span><text:span text:style-name="T18">d</text:span></text:p>
          <draw:enhanced-geometry svg:viewBox="0 0 21600 21600" draw:type="rectangle" draw:enhanced-path="M 0 0 L 21600 0 21600 21600 0 21600 0 0 Z N"/>
        </draw:custom-shape>
        <draw:custom-shape draw:style-name="gr3" draw:text-style-name="P35" draw:layer="layout" svg:width="9cm" svg:height="1.5cm" svg:x="0cm" svg:y="3cm">
          <text:p text:style-name="P35"><text:span text:style-name="T3">Für Elise</text:span></text:p>
          <text:p text:style-name="P35"><text:span text:style-name="T18">152 BPM, </text:span><text:span text:style-name="T18">Accent every 3 </text:span><text:span text:style-name="T18">beats, Click </text:span><text:span text:style-name="T18">sound</text:span></text:p>
          <draw:enhanced-geometry svg:viewBox="0 0 21600 21600" draw:type="rectangle" draw:enhanced-path="M 0 0 L 21600 0 21600 21600 0 21600 0 0 Z N"/>
        </draw:custom-shape>
      </draw:page>
      <draw:page draw:name="metronome_screen" draw:style-name="dp1" draw:master-page-name="Default">
        <draw:custom-shape draw:style-name="gr22" draw:text-style-name="P20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9cm" svg:height="1.5cm" svg:x="0cm" svg:y="0cm">
          <text:p text:style-name="P21"><text:span text:style-name="T16">⭠ <text:s text:c="2"/></text:span><text:span text:style-name="T3">Custom Sounds</text:span></text:p>
          <draw:enhanced-geometry svg:viewBox="0 0 21600 21600" draw:type="rectangle" draw:enhanced-path="M 0 0 L 21600 0 21600 21600 0 21600 0 0 Z N"/>
        </draw:custom-shape>
        <draw:custom-shape draw:style-name="gr34" draw:text-style-name="P37" draw:layer="layout" svg:width="9cm" svg:height="1.5cm" svg:x="0cm" svg:y="1.5cm">
          <text:p text:style-name="P36"><text:span text:style-name="T19">8-</text:span><text:span text:style-name="T19">bit</text:span></text:p>
          <draw:enhanced-geometry svg:viewBox="0 0 21600 21600" draw:type="rectangle" draw:enhanced-path="M 0 0 L 21600 0 21600 21600 0 21600 0 0 Z N"/>
        </draw:custom-shape>
        <draw:custom-shape draw:style-name="gr3" draw:text-style-name="P39" draw:layer="layout" svg:width="9cm" svg:height="1.5cm" svg:x="0cm" svg:y="4.5cm">
          <text:p text:style-name="P38"><text:span text:style-name="T20">Wi</text:span><text:span text:style-name="T20">nd</text:span><text:span text:style-name="T20">o</text:span><text:span text:style-name="T20">w</text:span><text:span text:style-name="T20">s </text:span><text:span text:style-name="T20">X</text:span><text:span text:style-name="T20">P </text:span><text:span text:style-name="T20">cri</text:span><text:span text:style-name="T20">tic</text:span><text:span text:style-name="T20">al </text:span><text:span text:style-name="T20">er</text:span><text:span text:style-name="T20">ro</text:span><text:span text:style-name="T20">r</text:span></text:p>
          <draw:enhanced-geometry svg:viewBox="0 0 21600 21600" draw:type="rectangle" draw:enhanced-path="M 0 0 L 21600 0 21600 21600 0 21600 0 0 Z N"/>
        </draw:custom-shape>
        <draw:custom-shape draw:style-name="gr3" draw:text-style-name="P41" draw:layer="layout" svg:width="9cm" svg:height="1.5cm" svg:x="0cm" svg:y="3cm">
          <text:p text:style-name="P40"><text:span text:style-name="T20">Sna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2cm" svg:x="6.5cm" svg:y="16cm">
          <text:p text:style-name="P7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8cm" draw:marker-start-center="false" draw:marker-end-width="0.28cm" draw:marker-end-center="false" svg:stroke-linecap="round" draw:fill="solid" draw:fill-color="#ffffff" loext:fill-use-slide-background="false" draw:textarea-horizontal-align="justify" draw:auto-grow-height="false" fo:padding-top="0cm" fo:padding-bottom="0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7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1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2:29:58.433707433</meta:creation-date>
    <dc:date>2025-09-21T21:21:47.764255408</dc:date>
    <meta:editing-duration>PT3H28M6S</meta:editing-duration>
    <meta:editing-cycles>53</meta:editing-cycles>
    <meta:generator>LibreOffice/25.8.1.1$Linux_X86_64 LibreOffice_project/580$Build-1</meta:generator>
    <meta:document-statistic meta:object-count="112"/>
  </office:meta>
</office:document-meta>
</file>